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9"/>不用go-(xxoo)agent的也有可能是程序员</text:p>
      <text:p text:style-name="Standard"><text:tab/>记得是去年某个时候， 在一个群里问大家是怎么翻（什么）墙的，发现很多人是用go-（xxoo）agent的，而我当时完全没听说过go-agent，因为我已经N多年不翻（什么）墙了，于是，有人就说：“连go-(xxoo)agent都没用过你还是程序员吗？”说实话，我也不希望我是程序员啊！可我真的没用过go-(xxoo)agent啊！</text:p>
      <text:p text:style-name="Standard"><text:tab/>想起我一位前同事，工作很多年了，却从来没用过linux!(也不知道他说的是真的还是假的，至于你信不信，反正我是信了。)他说这是他第一次用linux!(也难怪啊，他在原来的公司干里好多年，公司是用.net的。自然没必要用linux。)但我不能说他不是程序员，事实上，他工作完成得很出色。i第一次接触linux，很快就熟悉了。</text:p>
      <text:p text:style-name="Standard"><text:tab/>不用linux还可以用windows，不用go-(xxoo)agent却用什么呢，这是个问题。</text:p>
      <text:p text:style-name="P1">原因：</text:p>
      <text:p text:style-name="P1"><text:span text:style-name="T1"><text:tab/>首先说一下问什么不用go-(xxoo)agent。</text:span></text:p>
      <text:p text:style-name="P1"><text:span text:style-name="T1"><text:tab/>1.用go-(xxoo)agent得用goo(xxoo)gle帐号，还得去注册app，这又得提供一遍自己的信息，鉴于我认为goo(xxoo)gle也是窃取用户隐私的好手，这是我极不愿意做的。（我得出这个结论是因为我的一个网站，明明这互联网上还没有链接，goo(xxoo)glebot却一直在爬，这让我想到是因为我这chrome浏览器里打开过这个链接，所以，goo(xxoo)glebot就开始爬孤岛链接了，这和某数字公司爬链接的方式很像啊。。。。。。）</text:span></text:p>
      <text:p text:style-name="Standard"><text:span text:style-name="T1"><text:tab/>2.听说很多go-(xxooo)agent的ip被(什么)封了。我想这可能是信息加密没做好，终究被g(xxoo)fw看出来了。</text:span><text:tab/>这也是用的人多的坏处 ，gf(xxoo)w更容易发现。</text:p>
      <text:p text:style-name="Standard"><text:tab/>3.感觉不可控，我想自己弄个能翻过去的，并且信息这边加过一次密，中间传输时各个路由完全不知道我发送的是什么，包括dns解析也是加密后代理的。总之，就是g(xxoo)fw看到的就是一堆什么协议都不是的乱码，这样我就高兴了。</text:p>
      <text:p text:style-name="P1">实现方式：</text:p>
      <text:p text:style-name="P2"><text:tab/>因为gfw两种主要手法是：</text:p>
      <text:p text:style-name="P2"><text:tab/>1.dns(什么)污染，即用户发起域名转ip的dns解析的时候通过中间拦截，故意返回错误的ip，导致用户无法链接。如访问脸(什么)谱网的时候大陆解析到的ip和香港解析到的ip是不一样的。这是通过监听 udp 53 端口实现的。</text:p>
      <text:p text:style-name="P2"><text:tab/>2.文本关键字识别过滤，即发送的请求与返回的结果中如果有g（xxoo）fw不希望看到的关键字内容的话，就会发送一个错误的返回结果给用户，一般是页面重置。这个监听的端口至少包括80,443，其他端口也有可能被监听。</text:p>
      <text:p text:style-name="P1">因此需要：</text:p>
      <text:p text:style-name="P2"><text:tab/>1.dns解析请求的代理服务器，而且发送dns解析请求时，必须把要解析的url加密，以防止g(xxoo)fw中间拦截;返回时要把返回的ip加密，以防g(xxoo)fw拦截。这也就意味着，我们必须这本地也架设一个dns的代理服务器，来拦截本地 的dns请求，并且这这个请求上做些手脚，让g(xxoo)fw认识不出来，传输到 境外（或香港）的主机时，再还原这个请求，得到正确的ip。得到ip后，我们又要把这个回应的包加密，安全传输到境内，之后再解开，得到正确的ip。</text:p>
      <text:p text:style-name="P2"><text:tab/>2.socket级别的请求代理服务器，同样的，本地也需要架设一个socket请求的服务器，用来加密http请求后发送请求，而在远程代理服务器上，解密请求，并得到正确的相应后，又把这个回应加密返回来，到里本地服务器，又解密回应，之后才是浏览器能看到的东西。</text:p>
      <text:p text:style-name="P2"><text:soft-page-break/><text:tab/>要注意到本地的dns请求是向53端口发送的，就 我目前所知道的，第一次发送的这个端口53应该是没法改变的，当然，你微调linux代码，重新编译linux当然可以改变这个。</text:p>
      <text:p text:style-name="P2">大体来说是这样子的：</text:p>
      <text:p text:style-name="P2">dns代理部分： <text:s text:c="2"/>浏览器-&gt;dns请求-&gt;本机dns（53端口）服务器-》加密请求，改变端口-&gt;g(xxoo)fw-》远程dns服务器-》解密请求，改为53端口-》dns递归请求-》正确ip地址-&gt;加密回应，改变端口-&gt;g(xxoo)fw-》本机dns服务器-&gt;解密回应，返回给浏览器</text:p>
      <text:p text:style-name="P2">socket代理部分也是类似的，只不过端口不同而已。</text:p>
      <text:p text:style-name="P1">这样子做有明显的好处：</text:p>
      <text:p text:style-name="P2">1.能支持所有境(什么)外网站 的访问，包括观看某大型视频网站的flash视频。</text:p>
      <text:p text:style-name="P2">2.能观看自己有主机地区的有地区性版权的视频。</text:p>
      <text:p text:style-name="P2">3.最重要的，数据完全加密，就连g(xxoo)fw都完全认识不了，自然就没有被封禁的后顾之忧。</text:p>
      <text:p text:style-name="P4">这样子可能的缺点：</text:p>
      <text:p text:style-name="P3">可能被反(什么)墙。目前来看，网易，腾讯两个网站偶尔有可能被反墙，绝大部分网站都很正常。</text:p>
      <text:p text:style-name="P3"/>
      <text:p text:style-name="P4">实际的代码实现：</text:p>
      <text:p text:style-name="P4"><text:span text:style-name="T1">在这里：</text:span><text:a xlink:type="simple" xlink:href="https://github.com/jiyanmoyu/proxy_for_gfw">https://github.com/jiyanmoyu/proxy_for_gfw</text:a></text:p>
      <text:p text:style-name="P3">（注意，部署的时候至少要求你有一个没有墙的服务器）</text:p>
      <text:p text:style-name="P3">其中dns proxy是根据开源项目maradns改装而来，抽取了其中的deadwood服务器模块，并且改了一些代码而得。这本机部署dns_proxy_client，服务器端部署dns_proxy_server，这个部署很简单</text:p>
      <text:p text:style-name="P3">cd src</text:p>
      <text:p text:style-name="P3">make</text:p>
      <text:p text:style-name="P3">就会生成一个dns服务器Deadwood，复制这个可执行文件到相应的地方，另外找个地方，新建一个.conf配置文件，比如在我机器上，配置文件是这样的：（两个填ip的地方没写上，根据自己的机器补上）</text:p>
      <text:p text:style-name="P3"/>
      <text:p text:style-name="P3">ipv4_bind_addresses = "" # 这个地方填本机的ip地址，如 <text:s text:c="2"/>192.168.1.3</text:p>
      <text:p text:style-name="P3">#tcp_convert_server = "127.0.0.1" # IP of UDP DNS server</text:p>
      <text:p text:style-name="P3">recursive_acl = "0.0.0.0/0" # Anyone may do DNS-over-TCP</text:p>
      <text:p text:style-name="P3">verbose_level = 100</text:p>
      <text:p text:style-name="P3">tcp_listen = 1</text:p>
      <text:p text:style-name="P3">log_output = "/usr/local/maradns/log/deadwood.log"</text:p>
      <text:p text:style-name="P3">chroot_dir = "/usr/local/maradns/share" # Where zone files are</text:p>
      <text:p text:style-name="P3">upstream_servers = {}</text:p>
      <text:p text:style-name="P3">upstream_servers["."] = ""#这个地方填远程主机（vps?）的ip地址</text:p>
      <text:p text:style-name="P3"/>
      <text:p text:style-name="P3">而我服务器上的配置文件是这样的</text:p>
      <text:p text:style-name="P3">ipv4_bind_addresses = "" # 这里填你远程主机实际的外网ip地址</text:p>
      <text:p text:style-name="P3">#tcp_convert_server = "127.0.0.1" # IP of UDP DNS server</text:p>
      <text:p text:style-name="P3">recursive_acl = "0.0.0.0/0" # Anyone may do DNS-over-TCP</text:p>
      <text:p text:style-name="P3">verbose_level = 100</text:p>
      <text:p text:style-name="P3">tcp_listen = 1</text:p>
      <text:p text:style-name="P3">chroot_dir = "/usr/local/maradns/share" # Where zone files are</text:p>
      <text:p text:style-name="P3">log_output = "/usr/local/maradns/log/deadwood.log"</text:p>
      <text:p text:style-name="P3">注意到我还配置里一个log输出的地方，可以根据log文件查查问题</text:p>
      <text:p text:style-name="P3"><text:soft-page-break/>之后本机和服务器都可以这样启动</text:p>
      <text:p text:style-name="P3">path/to/Deadwood -f <text:s/>path/to/conffile</text:p>
      <text:p text:style-name="P3">当然，有一点要记得的，就是把</text:p>
      <text:p text:style-name="P3">/etc/resolv.conf</text:p>
      <text:p text:style-name="P3">配置成请求本地的dns服务器，即改成</text:p>
      <text:p text:style-name="P3">nameserver <text:s/>127.0.0.1 <text:s/>#有可能不是这个，而是你本机的ipv4_bind_addresses，如192.168.1.3</text:p>
      <text:p text:style-name="P3"/>
      <text:p text:style-name="P3">好了，dns请求改好了，接下来改socket请求。</text:p>
      <text:p text:style-name="P3">这个socket的代理程序是用开源代理dante改装过来的，具体部署方式如下(prefix可以改成自己想要的路径)。</text:p>
      <text:p text:style-name="P3"><text:s/>cd <text:s/>path/to/socket-proxy-*</text:p>
      <text:p text:style-name="P3">./configure --prefix=/usr/local/dante --enable-debug --enable-livedebug</text:p>
      <text:p text:style-name="P3">make</text:p>
      <text:p text:style-name="P3">make install</text:p>
      <text:p text:style-name="P3">之后自然也就是配置文件的事了。比如我的，本机的配置文件如下</text:p>
      <text:p text:style-name="P3">#logging</text:p>
      <text:p text:style-name="P3">logoutput: /usr/local/dante/log/sockd.log</text:p>
      <text:p text:style-name="P3">debug: 1</text:p>
      <text:p text:style-name="P3"></text:p>
      <text:p text:style-name="P3">#server address specification</text:p>
      <text:p text:style-name="P3">internal: <text:s/>192.168.1.3 <text:s/>port=33555 <text:s/>#（其实我本机不是这个值）这个地方填的是对内的ip与端口，即浏览器会向这里发数据</text:p>
      <text:p text:style-name="P3">external: wlan0</text:p>
      <text:p text:style-name="P3"></text:p>
      <text:p text:style-name="P3">#server identities (not needed on solaris)</text:p>
      <text:p text:style-name="P3">#user.privileged: root</text:p>
      <text:p text:style-name="P3">user.notprivileged: socks</text:p>
      <text:p text:style-name="P3">#user.libwrap: libwrap</text:p>
      <text:p text:style-name="P3"></text:p>
      <text:p text:style-name="P3">#reverse dns lookup</text:p>
      <text:p text:style-name="P3">#srchost: nodnsmismatch</text:p>
      <text:p text:style-name="P3"></text:p>
      <text:p text:style-name="P3">#authentication methods</text:p>
      <text:p text:style-name="P3">clientmethod: none</text:p>
      <text:p text:style-name="P3">socksmethod: none</text:p>
      <text:p text:style-name="P3"></text:p>
      <text:p text:style-name="P3">##</text:p>
      <text:p text:style-name="P3">## SOCKS client access rules</text:p>
      <text:p text:style-name="P3">##</text:p>
      <text:p text:style-name="P3">#rule processing stops at the first match, no match results in blocking</text:p>
      <text:p text:style-name="P3"></text:p>
      <text:p text:style-name="P3">#block access to socks server from 192.0.2.22 (exception for pass rule below)</text:p>
      <text:p text:style-name="P3"># client block {</text:p>
      <text:p text:style-name="P3"># <text:s text:c="6"/>#block connections from 192.0.2.22/32</text:p>
      <text:p text:style-name="P3"># <text:s text:c="6"/>from: 192.0.2.22/24 to: 0.0.0.0/0</text:p>
      <text:p text:style-name="P3"># <text:s text:c="6"/>log: error # connect disconnect</text:p>
      <text:p text:style-name="P3"><text:soft-page-break/># }</text:p>
      <text:p text:style-name="P3"></text:p>
      <text:p text:style-name="P3">#allow connections from local network (192.0.2.0/24)</text:p>
      <text:p text:style-name="P3">client pass {</text:p>
      <text:p text:style-name="P3"><text:s text:c="8"/>from: 192.168.1.0/24 to: 0.0.0.0/0</text:p>
      <text:p text:style-name="P3"><text:s text:c="8"/>log: error # connect disconnect</text:p>
      <text:p text:style-name="P3">}</text:p>
      <text:p text:style-name="P3">#block communication with www.example.org</text:p>
      <text:p text:style-name="P3"># block {</text:p>
      <text:p text:style-name="P3"># <text:s text:c="7"/>from: 0.0.0.0/0 to: www.example.org</text:p>
      <text:p text:style-name="P3"># <text:s text:c="7"/>command: bind connect udpassociate</text:p>
      <text:p text:style-name="P3"># <text:s text:c="7"/>log: error # connect disconnect iooperation</text:p>
      <text:p text:style-name="P3"># }</text:p>
      <text:p text:style-name="P3"></text:p>
      <text:p text:style-name="P3">#generic pass statement - bind/outgoing traffic</text:p>
      <text:p text:style-name="P3">socks pass {</text:p>
      <text:p text:style-name="P3"><text:s text:c="8"/>from: 0.0.0.0/0 to: 0.0.0.0/0</text:p>
      <text:p text:style-name="P3"><text:s text:c="8"/>command: connect #bind connect udpassociate</text:p>
      <text:p text:style-name="P3"><text:s text:c="8"/>log: error # connect disconnect iooperation</text:p>
      <text:p text:style-name="P3">}</text:p>
      <text:p text:style-name="P3"></text:p>
      <text:p text:style-name="P3">#block incoming connections/packets from ftp.example.org </text:p>
      <text:p text:style-name="P3"># block {</text:p>
      <text:p text:style-name="P3"># <text:s text:c="7"/>from: 0.0.0.0/0 to: ftp.example.org</text:p>
      <text:p text:style-name="P3"># <text:s text:c="7"/>command: bindreply udpreply</text:p>
      <text:p text:style-name="P3"># <text:s text:c="7"/>log: error # connect disconnect iooperation</text:p>
      <text:p text:style-name="P3"># }</text:p>
      <text:p text:style-name="P3"></text:p>
      <text:p text:style-name="P3">#generic pass statement for incoming connections/packets</text:p>
      <text:p text:style-name="P3">#socks pass {</text:p>
      <text:p text:style-name="P3"># <text:s text:c="7"/>from: 0.0.0.0/0 to: 0.0.0.0/0</text:p>
      <text:p text:style-name="P3"># <text:s text:c="7"/>command: bindreply udpreply</text:p>
      <text:p text:style-name="P3"># <text:s text:c="7"/>log: error # connect disconnect iooperation</text:p>
      <text:p text:style-name="P3">#}</text:p>
      <text:p text:style-name="P3"></text:p>
      <text:p text:style-name="P3">#forwarding route to SOCKS server (which supports both SOCKS version 4 and 5)</text:p>
      <text:p text:style-name="P3">route {</text:p>
      <text:p text:style-name="P3"><text:s text:c="8"/>from: 0.0.0.0/0 to: 0.0.0.0/0 via: 220.220.200.200 port = 3333 </text:p>
      <text:p text:style-name="P3">#via后接的ip就是你远程服务器的外网ip，port就是远程服务器开启的监听端口</text:p>
      <text:p text:style-name="P3"><text:s text:c="8"/>proxyprotocol: socks_v4 socks_v5</text:p>
      <text:p text:style-name="P3"><text:s text:c="8"/>command: connect</text:p>
      <text:p text:style-name="P3"><text:s text:c="8"/>protocol: tcp #udp not supported</text:p>
      <text:p text:style-name="P3"><text:s text:c="8"/>method: none</text:p>
      <text:p text:style-name="P3">}</text:p>
      <text:p text:style-name="P3">而我服务器上的配置是这样的</text:p>
      <text:p text:style-name="P3">#logging</text:p>
      <text:p text:style-name="P3"><text:soft-page-break/>logoutput: /usr/local/dante/log/sockd.log</text:p>
      <text:p text:style-name="P3">debug: 1</text:p>
      <text:p text:style-name="P3"></text:p>
      <text:p text:style-name="P3">#server address specification</text:p>
      <text:p text:style-name="P3">internal: 220.220.200.200 port=4442</text:p>
      <text:p text:style-name="P3">#这个internal填的就是外网ip和自己的监听端口</text:p>
      <text:p text:style-name="P3">external: eth0</text:p>
      <text:p text:style-name="P3"></text:p>
      <text:p text:style-name="P3">#server identities (not needed on solaris)</text:p>
      <text:p text:style-name="P3">#user.privileged: root</text:p>
      <text:p text:style-name="P3">user.notprivileged: socks</text:p>
      <text:p text:style-name="P3">#user.libwrap: libwrap</text:p>
      <text:p text:style-name="P3"></text:p>
      <text:p text:style-name="P3">#reverse dns lookup</text:p>
      <text:p text:style-name="P3">#srchost: nodnsmismatch</text:p>
      <text:p text:style-name="P3"></text:p>
      <text:p text:style-name="P3">#authentication methods</text:p>
      <text:p text:style-name="P3">clientmethod: none</text:p>
      <text:p text:style-name="P3">socksmethod: none</text:p>
      <text:p text:style-name="P3"></text:p>
      <text:p text:style-name="P3">##</text:p>
      <text:p text:style-name="P3">## SOCKS client access rules</text:p>
      <text:p text:style-name="P3">##</text:p>
      <text:p text:style-name="P3">#rule processing stops at the first match, no match results in blocking</text:p>
      <text:p text:style-name="P3"></text:p>
      <text:p text:style-name="P3">#block access to socks server from 192.0.2.22 (exception for pass rule below)</text:p>
      <text:p text:style-name="P3"># client block {</text:p>
      <text:p text:style-name="P3"># <text:s text:c="6"/>#block connections from 192.0.2.22/32</text:p>
      <text:p text:style-name="P3"># <text:s text:c="6"/>from: 192.0.2.22/24 to: 0.0.0.0/0</text:p>
      <text:p text:style-name="P3"># <text:s text:c="6"/>log: error # connect disconnect</text:p>
      <text:p text:style-name="P3"># }</text:p>
      <text:p text:style-name="P3"></text:p>
      <text:p text:style-name="P3">#allow connections from local network (192.0.2.0/24)</text:p>
      <text:p text:style-name="P3">client pass {</text:p>
      <text:p text:style-name="P3"><text:s text:c="8"/>from: 0.0.0.0/0 to: 0.0.0.0/0</text:p>
      <text:p text:style-name="P3"><text:s text:c="8"/>log: error # connect disconnect</text:p>
      <text:p text:style-name="P3">}</text:p>
      <text:p text:style-name="P3">socks pass {</text:p>
      <text:p text:style-name="P3"><text:s text:c="8"/>from: 0.0.0.0/0 to: 0.0.0.0/0</text:p>
      <text:p text:style-name="P3"><text:s text:c="8"/>command: bind connect udpassociate</text:p>
      <text:p text:style-name="P3"><text:s text:c="8"/>log: error # connect disconnect iooperation</text:p>
      <text:p text:style-name="P3">}</text:p>
      <text:p text:style-name="P3"></text:p>
      <text:p text:style-name="P3">而之后，客户端和服务器都可以这么启动</text:p>
      <text:p text:style-name="P3">path/to/dante -D -f path/to/configfile</text:p>
      <text:p text:style-name="P3"/>
      <text:p text:style-name="P3">当然了，有个事情不要忘了，将浏览器的代理改为本地socket的地址与端口。</text:p>
      <text:p text:style-name="P3"><text:soft-page-break/>这样子之后，上各种被墙的网站都无压力了，就连去某网站上看视频都ok了。</text:p>
      <text:p text:style-name="P3">那个，你是不是没有vps?其实，如果你知道我vps配置的ip与端口的话，可以直接用我的，当然，我这上面写的不是我实际用的。</text:p>
      <text:p text:style-name="P3"><text:tab/>等等，我好像忘记了更重要的，这个对你没用。你用的不是linux系统，是windows系统？那你还是h程序员吗？？？不用go-agent都不是程序员了，不用linux还能是程序员？能是程序员？？？</text:p>
      <text:p text:style-name="P3"><text:tab/>（对了，2048这个游戏我到现在还没玩过，也不打算玩，可以的么？）</text:p>
      <text:p text:style-name="P3"/>
      <text:p text:style-name="P3">（虽然可能被嘲讽为不是程序员，因为我不知道是不是这个别人早就用了更好的方法了。还有那些肉身就已经翻（什么）墙的人也会嘲讽吧。我还是把github链接共享下，大家如果是用linux系统的话，可以试试，没有vps的可以找我要我的ip与端口）</text:p>
      <text:p text:style-name="P4"><text:a xlink:type="simple" xlink:href="https://github.com/jiyanmoyu/proxy_for_gfw">https://github.com/jiyanmoyu/proxy_for_gfw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c </meta:initial-creator>
    <meta:creation-date>2014-03-20T16:12:45</meta:creation-date>
    <meta:generator>LibreOffice/3.5$Linux_X86_64 LibreOffice_project/350m1$Build-202</meta:generator>
    <dc:date>2014-03-20T21:16:55</dc:date>
    <dc:creator>ldc </dc:creator>
    <meta:editing-duration>PT4H25M51S</meta:editing-duration>
    <meta:editing-cycles>88</meta:editing-cycles>
    <meta:document-statistic meta:table-count="0" meta:image-count="0" meta:object-count="0" meta:page-count="6" meta:paragraph-count="192" meta:word-count="864" meta:character-count="6943" meta:non-whitespace-character-count="6514"/>
  </office:meta>
</office:document-meta>
</file>